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40000031727729A0D.png"/>
  <manifest:file-entry manifest:media-type="image/png" manifest:full-path="Pictures/1000020100000268000003182E8FCD0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7.4646in" svg:height="9.5799in" draw:z-index="0"><draw:image xlink:href="Pictures/1000020100000268000003182E8FCD0E.png" xlink:type="simple" xlink:show="embed" xlink:actuate="onLoad"/></draw:frame></text:p>
      <text:p text:style-name="Standard"><draw:frame draw:style-name="fr1" draw:name="graphics2" text:anchor-type="paragraph" svg:width="7.4291in" svg:height="9.5902in" draw:z-index="1"><draw:image xlink:href="Pictures/10000201000002640000031727729A0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lix Procacci</meta:initial-creator>
    <meta:creation-date>2018-11-28T16:15:58.84</meta:creation-date>
    <dc:date>2018-11-28T16:20:45.09</dc:date>
    <dc:creator>Felix Procacci</dc:creator>
    <meta:editing-duration>PT4M46S</meta:editing-duration>
    <meta:editing-cycles>2</meta:editing-cycles>
    <meta:generator>OpenOffice/4.1.6$Win32 OpenOffice.org_project/416m1$Build-9790</meta:generator>
    <meta:document-statistic meta:table-count="0" meta:image-count="2" meta:object-count="0" meta:page-count="2" meta:paragraph-count="0" meta:word-count="0" meta:character-count="0"/>
  </office:meta>
</office:document-meta>
</file>